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e443" officeooo:paragraph-rsid="000fe443"/>
    </style:style>
    <style:style style:name="P2" style:family="paragraph" style:parent-style-name="Standard">
      <style:text-properties officeooo:rsid="000fe443" officeooo:paragraph-rsid="001bbef5"/>
    </style:style>
    <style:style style:name="P3" style:family="paragraph" style:parent-style-name="Standard">
      <style:text-properties officeooo:rsid="000fe443" officeooo:paragraph-rsid="001d352d"/>
    </style:style>
    <style:style style:name="P4" style:family="paragraph" style:parent-style-name="Standard">
      <style:text-properties officeooo:rsid="00118335" officeooo:paragraph-rsid="00118335"/>
    </style:style>
    <style:style style:name="P5" style:family="paragraph" style:parent-style-name="Standard">
      <style:text-properties officeooo:rsid="0013198f" officeooo:paragraph-rsid="0013198f"/>
    </style:style>
    <style:style style:name="P6" style:family="paragraph" style:parent-style-name="Standard">
      <style:text-properties officeooo:rsid="0014d080" officeooo:paragraph-rsid="0014d080"/>
    </style:style>
    <style:style style:name="P7" style:family="paragraph" style:parent-style-name="Standard">
      <style:text-properties officeooo:rsid="00167cfd" officeooo:paragraph-rsid="00167cfd"/>
    </style:style>
    <style:style style:name="P8" style:family="paragraph" style:parent-style-name="Standard">
      <style:text-properties officeooo:rsid="001ad4c0" officeooo:paragraph-rsid="001def42"/>
    </style:style>
    <style:style style:name="P9" style:family="paragraph" style:parent-style-name="Standard">
      <style:text-properties officeooo:rsid="00257ee7" officeooo:paragraph-rsid="00257ee7"/>
    </style:style>
    <style:style style:name="P10" style:family="paragraph" style:parent-style-name="Standard">
      <style:text-properties officeooo:rsid="0026d9de" officeooo:paragraph-rsid="0026d9de"/>
    </style:style>
    <style:style style:name="P11" style:family="paragraph" style:parent-style-name="Standard">
      <style:text-properties officeooo:rsid="0027e2bc" officeooo:paragraph-rsid="0027e2bc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0fe443" officeooo:paragraph-rsid="000fe44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officeooo:rsid="001def42" officeooo:paragraph-rsid="001def42"/>
    </style:style>
    <style:style style:name="P14" style:family="paragraph" style:parent-style-name="Standard">
      <style:paragraph-properties fo:margin-left="0.5in" fo:margin-right="0in" fo:text-indent="0in" style:auto-text-indent="false"/>
      <style:text-properties officeooo:rsid="001f7786" officeooo:paragraph-rsid="001f7786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officeooo:rsid="00230b96" officeooo:paragraph-rsid="00230b96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officeooo:rsid="002314b5" officeooo:paragraph-rsid="002314b5"/>
    </style:style>
    <style:style style:name="P17" style:family="paragraph" style:parent-style-name="Standard">
      <style:paragraph-properties fo:margin-left="0.5in" fo:margin-right="0in" fo:text-indent="0in" style:auto-text-indent="false"/>
      <style:text-properties officeooo:rsid="002444ca" officeooo:paragraph-rsid="002444ca"/>
    </style:style>
    <style:style style:name="P18" style:family="paragraph" style:parent-style-name="Standard">
      <style:paragraph-properties fo:margin-left="0.5in" fo:margin-right="0in" fo:text-indent="0in" style:auto-text-indent="false"/>
      <style:text-properties officeooo:rsid="002444ca" officeooo:paragraph-rsid="00253d3a"/>
    </style:style>
    <style:style style:name="P19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def42" officeooo:paragraph-rsid="001def42"/>
    </style:style>
    <style:style style:name="P20" style:family="paragraph" style:parent-style-name="Standard">
      <style:paragraph-properties fo:break-before="page"/>
      <style:text-properties officeooo:rsid="0026d9de" officeooo:paragraph-rsid="0026d9de"/>
    </style:style>
    <style:style style:name="P21" style:family="paragraph" style:parent-style-name="Standard">
      <style:text-properties officeooo:rsid="002af0f2" officeooo:paragraph-rsid="002af0f2"/>
    </style:style>
    <style:style style:name="P22" style:family="paragraph" style:parent-style-name="Standard">
      <style:text-properties officeooo:rsid="002c9312" officeooo:paragraph-rsid="002c9312"/>
    </style:style>
    <style:style style:name="P23" style:family="paragraph" style:parent-style-name="Standard">
      <style:text-properties officeooo:rsid="002c9312" officeooo:paragraph-rsid="002d1a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e14f" style:font-weight-asian="bold" style:font-weight-complex="bold"/>
    </style:style>
    <style:style style:name="T3" style:family="text">
      <style:text-properties officeooo:rsid="0011e14f"/>
    </style:style>
    <style:style style:name="T4" style:family="text">
      <style:text-properties officeooo:rsid="0018236e"/>
    </style:style>
    <style:style style:name="T5" style:family="text">
      <style:text-properties officeooo:rsid="0019e2f2"/>
    </style:style>
    <style:style style:name="T6" style:family="text">
      <style:text-properties officeooo:rsid="001bbef5"/>
    </style:style>
    <style:style style:name="T7" style:family="text">
      <style:text-properties officeooo:rsid="001d352d"/>
    </style:style>
    <style:style style:name="T8" style:family="text">
      <style:text-properties officeooo:rsid="001def42"/>
    </style:style>
    <style:style style:name="T9" style:family="text">
      <style:text-properties officeooo:rsid="00211d7c"/>
    </style:style>
    <style:style style:name="T10" style:family="text">
      <style:text-properties officeooo:rsid="00253d3a"/>
    </style:style>
    <style:style style:name="T11" style:family="text">
      <style:text-properties officeooo:rsid="002d1a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etting up Sonic</text:p>
      <text:p text:style-name="P1"><text:span text:style-name="T1">2014-04-17</text:span>:<text:tab/>Create &amp; test</text:p>
      <text:p text:style-name="P1">sonic.net-&gt;Member Tools-&gt;Web Sites/Domain Names-&gt;Hosting-&gt;Personal Web Hosting-&gt;</text:p>
      <text:p text:style-name="P1"><text:tab/>Activate Mini Hosting =&gt; nweninger.users.sonic.net</text:p>
      <text:p text:style-name="P1"/>
      <text:p text:style-name="P1">Use Filezilla (?) to create Hello, World page.</text:p>
      <text:p text:style-name="P1"/>
      <text:p text:style-name="P4"><text:span text:style-name="T2">2014-06-xx</text:span><text:span text:style-name="T3">:<text:tab/></text:span>Converted to NUC...</text:p>
      <text:p text:style-name="P4"/>
      <text:p text:style-name="P5"><text:span text:style-name="T1">2014-06-20</text:span>:<text:tab/>Create DB</text:p>
      <text:p text:style-name="P5">Your database nweninger_as has been created.</text:p>
      <text:p text:style-name="P5">Database Name <text:tab/>Database Type <text:tab/>Host <text:tab/><text:tab/><text:tab/><text:tab/>Port</text:p>
      <text:p text:style-name="P5">nweninger_as <text:tab/><text:tab/>MySQL55 <text:tab/><text:tab/>nweninger-as.db.sonic.net <text:tab/>3306</text:p>
      <text:p text:style-name="P5"><text:s/></text:p>
      <text:p text:style-name="P5">Username<text:tab/><text:tab/>Password<text:tab/>Permissions</text:p>
      <text:p text:style-name="P5">nweninger_as-all<text:tab/>950c601a<text:tab/>All Permissions</text:p>
      <text:p text:style-name="P5">nweninger_as-rw<text:tab/>5ab75b70<text:tab/>Read/Write</text:p>
      <text:p text:style-name="P5">nweninger_as-ro<text:tab/>4b208533<text:tab/>Read Only</text:p>
      <text:p text:style-name="P5"/>
      <text:p text:style-name="P5">Please record this information, as we cannot recover lost passwords.</text:p>
      <text:p text:style-name="P5"/>
      <text:p text:style-name="P5">Administer Database (phpMyAdmin) =&gt;</text:p>
      <text:p text:style-name="P5"><text:a xlink:type="simple" xlink:href="https://members.sonic.net/databases/manage/phpmyadmin/?nweninger_as" text:style-name="Internet_20_link" text:visited-style-name="Visited_20_Internet_20_Link">https://members.sonic.net/databases/manage/phpmyadmin/?nweninger_as</text:a></text:p>
      <text:p text:style-name="P5"/>
      <text:p text:style-name="P7">Note that when re-populating tables (from MDBcsv's, for instance), phpmyadmin allows reset of AUTO_INCREMENT: <text:s/>select table=&gt;select tab Operations</text:p>
      <text:p text:style-name="P9">See comments in loadMDB_csv.php and DB/DiscussionDB.odt</text:p>
      <text:p text:style-name="P7"/>
      <text:p text:style-name="P8"><text:span text:style-name="T1">2014-06-21</text:span>:</text:p>
      <text:p text:style-name="P8"><text:span text:style-name="T8">S</text:span>et up SR2S_Timesheets/sonic_mirror; <text:s/>ftp from this directory</text:p>
      <text:p text:style-name="P19">Make symlinks of index.php and prepend.php into files</text:p>
      <text:p text:style-name="P15">Put index.php into all (sub)directories to prevent directory listing</text:p>
      <text:p text:style-name="P13">Alter site_conf's as necessary</text:p>
      <text:p text:style-name="P17">Set up DB connection string in <text:span text:style-name="T10">common</text:span>_conf</text:p>
      <text:p text:style-name="P18"><text:tab/><text:span text:style-name="T10">DBCONN="host=nweninger-as.db.sonic.net;dbname=nweninger_as"</text:span></text:p>
      <text:p text:style-name="P14">Add to apache.conf <text:span text:style-name="T9">and /etc/hosts</text:span> for testing</text:p>
      <text:p text:style-name="P16">Create the .htaccess for php5</text:p>
      <text:p text:style-name="P2">Member Tools-&gt;<text:span text:style-name="T6">Account-&gt;Manage Directories-&gt;</text:span></text:p>
      <text:p text:style-name="P3"><text:tab/><text:span text:style-name="T6">Create FTP (/ftp/pub/users/nweninger)</text:span></text:p>
      <text:p text:style-name="P3"><text:tab/><text:span text:style-name="T7">Create CGI (/usr/local/lib/httpd/cgi-bin/nweninger)</text:span></text:p>
      <text:p text:style-name="P3"><text:tab/><text:span text:style-name="T7">Web (/home/WWW_pages/nweninger) created when Mini Hosting activated??</text:span></text:p>
      <text:p text:style-name="Standard"/>
      <text:p text:style-name="P20"><text:span text:style-name="T1">2014-06-22</text:span>:<text:tab/>My post to sonic's Web Hosting forum:</text:p>
      <text:p text:style-name="P10">Is there a way to access a mySQL database using phpmyadmin without first logging in as the basic sonic.net user? I would like to give another person direct r/w access to my DB for development purposes but don't want to disclose my sonic account name and password.</text:p>
      <text:p text:style-name="P10"/>
      <text:p text:style-name="P10"><text:span text:style-name="T1">2014-06-27</text:span>:<text:tab/>Reply from cdkeen - Sonic.net System Operations</text:p>
      <text:p text:style-name="P10">You can accomplish this by having your colleague setup phpmyadmin on their localhost then edit the config.inc.php file in /etc/phpmyadmin to include this information:</text:p>
      <text:p text:style-name="P10"/>
      <text:p text:style-name="P10">$cfg['Servers'][$i]['host'] = 'DBNAME.db.sonic.net';</text:p>
      <text:p text:style-name="P10">$cfg['Servers'][$i]['connect_type'] = 'tcp';</text:p>
      <text:p text:style-name="P10">$cfg['Servers'][$i]['extension'] = 'mysql';</text:p>
      <text:p text:style-name="P10">$cfg['Servers'][$i]['compress'] = FALSE;</text:p>
      <text:p text:style-name="P10">$cfg['Servers'][$i]['auth_type'] = 'config';</text:p>
      <text:p text:style-name="P10">$cfg['Servers'][$i]['user'] = 'DB_USER';</text:p>
      <text:p text:style-name="P10">$cfg['Servers'][$i]['password'] = 'DB_PWD';</text:p>
      <text:p text:style-name="P10"/>
      <text:p text:style-name="P10">This allows you to select the Sonic.net DB in the drop down servers tab on the phpmyadmin login screen and then connect. I hope this helps!</text:p>
      <text:p text:style-name="P11">#2003 - Can't connect to MySQL server on 'nweninger-as.db.sonic.net' (4)</text:p>
      <text:p text:style-name="P11">The server is not responding. </text:p>
      <text:p text:style-name="Standard"/>
      <text:p text:style-name="P6">password protect directories as well as using index.php?</text:p>
      <text:p text:style-name="P6">How to get shell access to sonic? <text:s/><text:span text:style-name="T4">Bolt.sonic.net</text:span></text:p>
      <text:p text:style-name="P6"><text:tab/><text:tab/><text:tab/><text:tab/><text:tab/><text:span text:style-name="T5">shell.sonic.net</text:span></text:p>
      <text:p text:style-name="Standard"/>
      <text:p text:style-name="P21"><text:span text:style-name="T1">2015-06-04</text:span>:<text:tab/>Getting back to Sonic...</text:p>
      <text:p text:style-name="P21">added to /etc/phpmyadmin/config.inc.php:</text:p>
      <text:p text:style-name="P21"><text:tab/>$cfg['Servers'][$i]['port'] = '3306';</text:p>
      <text:p text:style-name="P21"><text:tab/>$cfg['Servers'][$i]['controluser'] = 'nweninger_as-rw';</text:p>
      <text:p text:style-name="P21"><text:tab/>$cfg['Servers'][$i]['controlpass'] = '5ab75b70';</text:p>
      <text:p text:style-name="P21">Still didn't work.</text:p>
      <text:p text:style-name="P21"/>
      <text:p text:style-name="P22">Go to members.sonic.net</text:p>
      <text:p text:style-name="P22"><text:tab/>signon nweninger/Naw47Cdp</text:p>
      <text:p text:style-name="P22"><text:tab/>go to Databases <text:span text:style-name="T11">=&gt; </text:span>Manage nweninger_as <text:span text:style-name="T11">=&gt;</text:span> Administer Database</text:p>
      <text:p text:style-name="P23"><text:tab/>signon using password <text:span text:style-name="T11">for nweninger_as-all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19:42:24.795120813</meta:creation-date>
    <dc:date>2015-06-04T20:12:35.899039725</dc:date>
    <meta:editing-duration>PT19H59M33S</meta:editing-duration>
    <meta:editing-cycles>23</meta:editing-cycles>
    <meta:generator>LibreOffice/4.3.7.2$Linux_X86_64 LibreOffice_project/430m0$Build-2</meta:generator>
    <meta:document-statistic meta:table-count="0" meta:image-count="0" meta:object-count="0" meta:page-count="2" meta:paragraph-count="60" meta:word-count="372" meta:character-count="3127" meta:non-whitespace-character-count="2781"/>
  </office:meta>
</office:document-meta>
</file>